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958a"/>
    </style:style>
    <style:style style:name="P2" style:family="paragraph" style:parent-style-name="Text_20_body">
      <style:text-properties officeooo:paragraph-rsid="001a296e"/>
    </style:style>
    <style:style style:name="P3" style:family="paragraph" style:parent-style-name="Text_20_body">
      <style:text-properties officeooo:paragraph-rsid="001a958a"/>
    </style:style>
    <style:style style:name="P4" style:family="paragraph" style:parent-style-name="Standard">
      <style:text-properties fo:font-size="15pt" fo:font-weight="bold" officeooo:rsid="001b58ef" officeooo:paragraph-rsid="001b58ef" style:font-size-asian="15pt" style:font-weight-asian="bold" style:font-size-complex="15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officeooo:paragraph-rsid="001c55e6"/>
    </style:style>
    <style:style style:name="P7" style:family="paragraph" style:parent-style-name="Text_20_body">
      <style:text-properties officeooo:rsid="001bdb41" officeooo:paragraph-rsid="001bdb41"/>
    </style:style>
    <style:style style:name="P8" style:family="paragraph" style:parent-style-name="Text_20_body">
      <style:text-properties officeooo:paragraph-rsid="001c55e6"/>
    </style:style>
    <style:style style:name="T1" style:family="text">
      <style:text-properties officeooo:rsid="001a958a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Cloud/DevOps Books worth Considering:</text:p>
      <text:p text:style-name="Standard"/>
      <text:p text:style-name="P6"/>
      <text:p text:style-name="P6"><text:bookmark text:name="title14"/><text:bookmark text:name="productTitle14"/>AWS Certified Developer - Associate Guide: Your one-stop solution to pass the AWS…<text:line-break/><text:bookmark text:name="title15"/><text:bookmark text:name="productTitle15"/>AWS Certified Solutions Architect Official Study Guide: Associate Exam</text:p>
      <text:p text:style-name="P6"><text:bookmark text:name="title16"/><text:bookmark text:name="productTitle16"/>AWS Certified SysOps Administrator Official Study Guide: Associate Exam</text:p>
      <text:p text:style-name="P8"><text:bookmark text:name="title19"/><text:bookmark text:name="productTitle19"/>AWS Certified Advanced Networking Official Study Guide: Specialty Exam <text:bookmark text:name="bookEdition"/>1st Edition <text:bookmark text:name="title20"/><text:bookmark text:name="productTitle20"/><text:line-break/>Amazon Web Services for Mobile Developers: Building Apps with AWS</text:p>
      <text:p text:style-name="P6"/>
      <text:p text:style-name="P1">Building Microservices: Designing Fine-Grained Systems</text:p>
      <text:p text:style-name="P1">Designing Data-Intensive Applications: The Big Ideas Behind Reliable, S<text:bookmark text:name="productTitle6"/><text:bookmark text:name="title6"/>calabl…</text:p>
      <text:p text:style-name="P1">Streaming Data: Understanding the real-time pipeline</text:p>
      <text:p text:style-name="P1">Kafka: The Definitive Guide: Real-Time Data and Stream Processing at Scale</text:p>
      <text:p text:style-name="P1">Building Applications on Mesos: Leveraging Resilient, Scalable, and Distributed Systems</text:p>
      <text:p text:style-name="P1"/>
      <text:p text:style-name="P1">Cloud Native Infrastructure: Patterns for Scalable Infrastructure and Applications i<text:bookmark text:name="productTitle11"/><text:bookmark text:name="title11"/>n…</text:p>
      <text:p text:style-name="P1">Practical Monitoring: Effective Strategies for the Real World</text:p>
      <text:p text:style-name="P1">Effective Monitoring and Alerting: For Web Operations</text:p>
      <text:p text:style-name="P1">Site Reliability Engineering: How Google Runs Production Systems</text:p>
      <text:p text:style-name="P3"/>
      <text:p text:style-name="P3"><text:bookmark text:name="productTitle17"/><text:bookmark text:name="title17"/>Amazon Web Services in Action<text:bookmark text:name="title18"/><text:bookmark text:name="productTitle18"/><text:line-break/>AWS Lambda in Action: Event-driven serverless application<text:span text:style-name="T1">s<text:line-break/></text:span>Serverless Architectures on AWS: With examples using AWS Lambda</text:p>
      <text:p text:style-name="Standard"/>
      <text:p text:style-name="Standard"><text:bookmark text:name="productTitle"/><text:bookmark text:name="title"/>Vagrant: Up and Running: Create and Manage Virtualized Development Environments</text:p>
      <text:p text:style-name="Standard"><text:bookmark text:name="productTitle1"/><text:bookmark text:name="title1"/>Docker: Up &amp; Running: Shipping Reliable Containers in Production</text:p>
      <text:p text:style-name="Standard"><text:bookmark text:name="productTitle2"/><text:bookmark text:name="title2"/>Terraform: Up and Running: Writing Infrastructure as Code</text:p>
      <text:p text:style-name="P2"><text:bookmark text:name="productTitle3"/><text:bookmark text:name="title3"/>Kubernetes: Up and Running: Dive into the Future of Infrastructur<text:bookmark text:name="productTitle4"/><text:bookmark text:name="title4"/>e<text:line-break/>Ansible: Up and Running: Automating Configuration Management and Deployment the Easy Way</text:p>
      <text:p text:style-name="Standard"/>
      <text:p text:style-name="Text_20_body">Zero Trust Networks: Building Secure Systems in Untrusted Networks</text:p>
      <text:p text:style-name="Text_20_body"/>
      <text:p text:style-name="P5"><text:bookmark text:name="title5"/><text:bookmark text:name="productTitle5"/>***Foundations of Modern Networking: SDN, NFV, QoE, IoT, and Cloud</text:p>
      <text:p text:style-name="Text_20_body"/>
      <text:p text:style-name="Text_20_body"/>
      <text:p text:style-name="Text_20_body"><text:bookmark text:name="title8"/><text:bookmark text:name="productTitle8"/>Azure for Architects: Implementing cloud design, DevOps, IoT, and serverless solutions….</text:p>
      <text:p text:style-name="Text_20_body"/>
      <text:p text:style-name="P7"><text:span text:style-name="T2">NOT YET RELEASED:</text:span> </text:p>
      <text:p text:style-name="Standard"><text:bookmark text:name="title7"/><text:bookmark text:name="productTitle7"/>AWS System Administration: Best Practices for Sysadmins in the Amazon Cloud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01:43:59.980217029</meta:creation-date>
    <meta:editing-duration>PT2H16M31S</meta:editing-duration>
    <meta:editing-cycles>4</meta:editing-cycles>
    <meta:generator>LibreOffice/5.4.5.1$Linux_X86_64 LibreOffice_project/40m0$Build-1</meta:generator>
    <dc:date>2018-04-01T04:17:45.778704029</dc:date>
    <meta:document-statistic meta:table-count="0" meta:image-count="0" meta:object-count="0" meta:page-count="1" meta:paragraph-count="23" meta:word-count="244" meta:character-count="1839" meta:non-whitespace-character-count="1616"/>
  </office:meta>
</office:document-meta>
</file>